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F7B9CB208816ED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57cm" draw:z-index="0"><draw:image xlink:href="Pictures/100000000000055600000300F7B9CB208816ED7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21:01:43.301935806</meta:creation-date>
    <dc:date>2017-02-28T21:02:01.594826719</dc:date>
    <meta:editing-duration>PT1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